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C0000010469D92E61588DF740.png" manifest:media-type="image/png"/>
  <manifest:file-entry manifest:full-path="Pictures/100002010000015B0000009CDA87D1D6BA4E7518.png" manifest:media-type="image/png"/>
  <manifest:file-entry manifest:full-path="Pictures/1000000000000020000000204B249CA79A42C6D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gradient" draw:fill-color="#ffffff" draw:fill-gradient-name="gradient" draw:gradient-step-count="0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37cm" fo:min-width="2.645cm"/>
    </style:style>
    <style:style style:name="gr2" style:family="graphic" style:parent-style-name="standard">
      <style:graphic-properties draw:textarea-horizontal-align="justify" draw:textarea-vertical-align="middle" draw:auto-grow-height="false" fo:min-height="0.499cm" fo:min-width="1.29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499cm" fo:min-width="1.298cm"/>
    </style:style>
    <style:style style:name="gr8" style:family="graphic" style:parent-style-name="standard">
      <style:graphic-properties draw:textarea-horizontal-align="justify" draw:textarea-vertical-align="middle" draw:auto-grow-height="false" fo:min-height="0.498cm" fo:min-width="1.297cm"/>
    </style:style>
    <style:style style:name="gr9" style:family="graphic" style:parent-style-name="standard">
      <style:graphic-properties draw:textarea-horizontal-align="justify" draw:textarea-vertical-align="middle" draw:auto-grow-height="false" fo:min-height="0.498cm" fo:min-width="1.298cm"/>
    </style:style>
    <style:style style:name="gr10" style:family="graphic" style:parent-style-name="standard">
      <style:graphic-properties draw:textarea-horizontal-align="justify" draw:textarea-vertical-align="middle" draw:auto-grow-height="false" fo:min-height="0.498cm" fo:min-width="1.296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198cm" fo:min-width="1.406cm"/>
    </style:style>
    <style:style style:name="gr14" style:family="graphic" style:parent-style-name="standard">
      <style:graphic-properties draw:stroke="none" draw:fill="none" fo:min-height="0.476cm"/>
    </style:style>
    <style:style style:name="gr15" style:family="graphic" style:parent-style-name="standard">
      <style:graphic-properties draw:textarea-horizontal-align="justify" draw:textarea-vertical-align="middle" draw:auto-grow-height="false" fo:min-height="0.499cm" fo:min-width="2.495cm"/>
    </style:style>
    <style:style style:name="gr16" style:family="graphic" style:parent-style-name="standard">
      <style:graphic-properties draw:textarea-horizontal-align="justify" draw:textarea-vertical-align="middle" draw:auto-grow-height="false" fo:min-height="0.535cm" fo:min-width="2.645cm"/>
    </style:style>
    <style:style style:name="gr17" style:family="graphic">
      <style:graphic-properties style:protect="size"/>
    </style:style>
    <style:style style:name="pr1" style:family="presentation" style:parent-style-name="DNA-subtitle">
      <style:graphic-properties draw:fill-color="#ffffff" fo:min-height="0.599cm"/>
    </style:style>
    <style:style style:name="pr2" style:family="presentation" style:parent-style-name="DNA-subtitle">
      <style:graphic-properties draw:fill-color="#ffffff" fo:min-height="0.724cm"/>
    </style:style>
    <style:style style:name="pr3" style:family="presentation" style:parent-style-name="DNA-subtitle">
      <style:graphic-properties draw:fill-color="#ffffff" fo:min-height="2.11cm"/>
    </style:style>
    <style:style style:name="pr4" style:family="presentation" style:parent-style-name="DNA-subtitle">
      <style:graphic-properties draw:fill-color="#ffffff" fo:min-height="0.725cm"/>
    </style:style>
    <style:style style:name="pr5" style:family="presentation" style:parent-style-name="DNA-subtitle">
      <style:graphic-properties draw:fill-color="#ffffff" fo:min-height="0.598cm"/>
    </style:style>
    <style:style style:name="pr6" style:family="presentation" style:parent-style-name="DNA-subtitle">
      <style:graphic-properties draw:fill-color="#ffffff" fo:min-height="1.091cm"/>
    </style:style>
    <style:style style:name="pr7" style:family="presentation" style:parent-style-name="DNA-subtitle">
      <style:graphic-properties draw:fill-color="#ffffff" fo:min-height="0.723cm"/>
    </style:style>
    <style:style style:name="pr8" style:family="presentation" style:parent-style-name="DNA-subtitle">
      <style:graphic-properties draw:fill-color="#ffffff" fo:min-height="0.441cm"/>
    </style:style>
    <style:style style:name="pr9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13pt" style:font-size-asian="24pt" style:font-size-complex="24pt"/>
    </style:style>
    <style:style style:name="P5" style:family="paragraph">
      <loext:graphic-properties draw:fill-color="#ffffff"/>
      <style:text-properties fo:color="#0066b3" fo:font-size="13pt" style:font-size-asian="24pt" style:font-size-complex="2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text-properties fo:font-size="54pt" style:font-size-asian="24pt" style:font-size-complex="24pt"/>
    </style:style>
    <style:style style:name="P8" style:family="paragraph">
      <loext:graphic-properties draw:fill-color="#ffffff"/>
      <style:text-properties fo:color="#ed1c24" fo:font-size="13pt" style:font-size-asian="24pt" style:font-size-complex="24pt"/>
    </style:style>
    <style:style style:name="P9" style:family="paragraph">
      <loext:graphic-properties draw:fill-color="#ffffff"/>
      <style:text-properties fo:color="#000000" fo:font-size="13pt" style:font-size-asian="24pt" style:font-size-complex="24pt"/>
    </style:style>
    <style:style style:name="P10" style:family="paragraph">
      <style:paragraph-properties fo:text-align="center"/>
      <style:text-properties fo:font-size="13pt" style:font-size-asian="24pt" style:font-size-complex="24pt"/>
    </style:style>
    <style:style style:name="P11" style:family="paragraph">
      <loext:graphic-properties draw:fill-color="#ffffff"/>
      <style:text-properties style:font-name="Arial1" fo:font-size="8pt" style:font-size-asian="24pt" style:font-size-complex="24pt"/>
    </style:style>
    <style:style style:name="P12" style:family="paragraph">
      <loext:graphic-properties draw:fill="none"/>
    </style:style>
    <style:style style:name="P13" style:family="paragraph">
      <loext:graphic-properties draw:fill-color="#ffffff"/>
    </style:style>
    <style:style style:name="T1" style:family="text">
      <style:text-properties fo:font-size="15pt" style:font-size-asian="24pt" style:font-size-complex="24pt"/>
    </style:style>
    <style:style style:name="T2" style:family="text">
      <style:text-properties fo:font-size="13pt" style:font-size-asian="24pt" style:font-size-complex="24pt"/>
    </style:style>
    <style:style style:name="T3" style:family="text">
      <style:text-properties fo:color="#0066b3" fo:font-size="13pt" style:font-size-asian="24pt" style:font-size-complex="24pt"/>
    </style:style>
    <style:style style:name="T4" style:family="text">
      <style:text-properties fo:font-size="54pt" style:font-size-asian="24pt" style:font-size-complex="24pt"/>
    </style:style>
    <style:style style:name="T5" style:family="text">
      <style:text-properties fo:color="#ed1c24" fo:font-size="13pt" style:font-size-asian="24pt" style:font-size-complex="24pt"/>
    </style:style>
    <style:style style:name="T6" style:family="text">
      <style:text-properties fo:color="#000000" fo:font-size="13pt" style:font-size-asian="24pt" style:font-size-complex="24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8" style:family="text">
      <style:text-properties style:font-name="Arial1" fo:font-size="8pt" style:font-size-asian="24pt" style:font-size-complex="24pt"/>
    </style:style>
    <style:style style:name="T9" style:family="text">
      <style:text-properties fo:font-size="1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custom-shape draw:style-name="gr1" draw:text-style-name="P2" xml:id="id2" draw:id="id2" draw:layer="layout" svg:width="3.145cm" svg:height="0.787cm" svg:x="11.369cm" svg:y="4.548cm">
          <text:p text:style-name="P1"><text:span text:style-name="T1">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97cm" svg:height="0.749cm" svg:x="13.691cm" svg:y="7.795cm">
          <text:p text:style-name="P1"><text:span text:style-name="T1">= 55 ?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947cm" svg:y1="7.271cm" svg:x2="16.761cm" svg:y2="7.271cm">
          <text:p/>
        </draw:line>
        <draw:line draw:style-name="gr4" draw:text-style-name="P3" draw:layer="layout" svg:x1="16.761cm" svg:y1="7.271cm" svg:x2="16.761cm" svg:y2="8.244cm">
          <text:p/>
        </draw:line>
        <draw:line draw:style-name="gr4" draw:text-style-name="P3" draw:layer="layout" svg:x1="19.382cm" svg:y1="7.271cm" svg:x2="19.382cm" svg:y2="8.244cm">
          <text:p/>
        </draw:line>
        <draw:frame presentation:style-name="pr1" draw:text-style-name="P4" draw:layer="layout" svg:width="0.749cm" svg:height="0.599cm" svg:x="13.017cm" svg:y="5.872cm">
          <draw:text-box>
            <text:p><text:span text:style-name="T2">8</text:span></text:p>
          </draw:text-box>
        </draw:frame>
        <draw:frame presentation:style-name="pr1" draw:text-style-name="P4" draw:layer="layout" svg:width="0.748cm" svg:height="0.599cm" svg:x="16.761cm" svg:y="7.271cm">
          <draw:text-box>
            <text:p><text:span text:style-name="T2">8</text:span></text:p>
          </draw:text-box>
        </draw:frame>
        <draw:frame presentation:style-name="pr1" draw:text-style-name="P4" draw:layer="layout" svg:width="0.75cm" svg:height="0.599cm" svg:x="19.456cm" svg:y="7.271cm">
          <draw:text-box>
            <text:p><text:span text:style-name="T2">8</text:span></text:p>
          </draw:text-box>
        </draw:frame>
        <draw:frame presentation:style-name="pr1" draw:text-style-name="P4" draw:layer="layout" svg:width="0.749cm" svg:height="0.599cm" svg:x="19.082cm" svg:y="6.747cm">
          <draw:text-box>
            <text:p><text:span text:style-name="T2">“</text:span><text:span text:style-name="T2">1”</text:span></text:p>
          </draw:text-box>
        </draw:frame>
        <draw:frame presentation:style-name="pr2" draw:text-style-name="P5" draw:layer="layout" svg:width="1.198cm" svg:height="0.724cm" svg:x="15.563cm" svg:y="4.648cm">
          <draw:text-box>
            <text:p><text:span text:style-name="T3">etime</text:span></text:p>
          </draw:text-box>
        </draw:frame>
        <draw:line draw:style-name="gr4" draw:text-style-name="P3" draw:layer="layout" svg:x1="15.563cm" svg:y1="4.772cm" svg:x2="14.515cm" svg:y2="4.772cm">
          <text:p/>
        </draw:line>
        <draw:frame draw:style-name="gr5" draw:text-style-name="P3" xml:id="id1" draw:id="id1" draw:layer="layout" svg:width="4.832cm" svg:height="2.171cm" svg:x="15.748cm" svg:y="8.245cm">
          <draw:image xlink:href="Pictures/100002010000015B0000009CDA87D1D6BA4E7518.png" xlink:type="simple" xlink:show="embed" xlink:actuate="onLoad">
            <text:p/>
          </draw:image>
        </draw:frame>
        <draw:line draw:style-name="gr3" draw:text-style-name="P3" draw:layer="layout" svg:x1="12.792cm" svg:y1="6.171cm" svg:x2="13.092cm" svg:y2="6.171cm">
          <text:p/>
        </draw:line>
        <draw:line draw:style-name="gr3" draw:text-style-name="P3" draw:layer="layout" svg:x1="16.611cm" svg:y1="7.571cm" svg:x2="16.911cm" svg:y2="7.571cm">
          <text:p/>
        </draw:line>
        <draw:line draw:style-name="gr3" draw:text-style-name="P3" draw:layer="layout" svg:x1="19.232cm" svg:y1="7.571cm" svg:x2="19.532cm" svg:y2="7.571cm">
          <text:p/>
        </draw:line>
        <draw:line draw:style-name="gr6" draw:text-style-name="P6" draw:layer="layout" svg:x1="12.942cm" svg:y1="6.597cm" svg:x2="12.942cm" svg:y2="7.271cm">
          <text:p/>
        </draw:line>
        <draw:custom-shape draw:style-name="gr7" draw:text-style-name="P2" draw:layer="layout" svg:width="1.798cm" svg:height="0.749cm" svg:x="11.369cm" svg:y="7.795cm">
          <text:p text:style-name="P1"><text:span text:style-name="T1">= 50 ?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798cm" svg:height="0.749cm" svg:x="9.048cm" svg:y="7.795cm">
          <text:p text:style-name="P1"><text:span text:style-name="T1">= 45 ?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797cm" svg:height="0.748cm" svg:x="13.691cm" svg:y="9.518cm">
          <text:p text:style-name="P1"><text:span text:style-name="T1">= 110 ?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798cm" svg:height="0.748cm" svg:x="11.369cm" svg:y="9.518cm">
          <text:p text:style-name="P1"><text:span text:style-name="T1">= 105 ?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798cm" svg:height="0.748cm" svg:x="9.048cm" svg:y="9.518cm">
          <text:p text:style-name="P1"><text:span text:style-name="T1">= 100 ?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797cm" svg:height="0.748cm" svg:x="12.493cm" svg:y="11.165cm">
          <text:p text:style-name="P1"><text:span text:style-name="T1">= 140 ?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796cm" svg:height="0.748cm" svg:x="10.172cm" svg:y="11.165cm">
          <text:p text:style-name="P1"><text:span text:style-name="T1">= 135 ?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9.947cm" svg:y1="7.271cm" svg:x2="9.947cm" svg:y2="7.795cm">
          <text:p/>
        </draw:line>
        <draw:line draw:style-name="gr6" draw:text-style-name="P6" draw:layer="layout" svg:x1="9.947cm" svg:y1="9.218cm" svg:x2="9.947cm" svg:y2="9.518cm">
          <text:p/>
        </draw:line>
        <draw:line draw:style-name="gr6" draw:text-style-name="P6" draw:layer="layout" svg:x1="12.268cm" svg:y1="9.293cm" svg:x2="12.268cm" svg:y2="9.518cm">
          <text:p/>
        </draw:line>
        <draw:line draw:style-name="gr6" draw:text-style-name="P6" draw:layer="layout" svg:x1="14.589cm" svg:y1="9.218cm" svg:x2="14.589cm" svg:y2="9.518cm">
          <text:p/>
        </draw:line>
        <draw:line draw:style-name="gr6" draw:text-style-name="P6" draw:layer="layout" svg:x1="12.268cm" svg:y1="7.271cm" svg:x2="12.268cm" svg:y2="7.795cm">
          <text:p/>
        </draw:line>
        <draw:line draw:style-name="gr6" draw:text-style-name="P6" draw:layer="layout" svg:x1="14.589cm" svg:y1="7.271cm" svg:x2="14.589cm" svg:y2="7.795cm">
          <text:p/>
        </draw:line>
        <draw:line draw:style-name="gr6" draw:text-style-name="P6" draw:layer="layout" svg:x1="9.947cm" svg:y1="9.218cm" svg:x2="14.59cm" svg:y2="9.218cm">
          <text:p/>
        </draw:line>
        <draw:line draw:style-name="gr6" draw:text-style-name="P6" draw:layer="layout" svg:x1="11.07cm" svg:y1="7.271cm" svg:x2="11.07cm" svg:y2="11.165cm">
          <text:p/>
        </draw:line>
        <draw:line draw:style-name="gr6" draw:text-style-name="P6" draw:layer="layout" svg:x1="13.466cm" svg:y1="7.271cm" svg:x2="13.466cm" svg:y2="11.165cm">
          <text:p/>
        </draw:line>
        <draw:frame presentation:style-name="pr3" draw:text-style-name="P7" draw:layer="layout" svg:width="0.75cm" svg:height="2.11cm" svg:x="10.731cm" svg:y="5.739cm">
          <draw:text-box>
            <text:p><text:span text:style-name="T4">.</text:span></text:p>
          </draw:text-box>
        </draw:frame>
        <draw:line draw:style-name="gr6" draw:text-style-name="P6" draw:layer="layout" svg:x1="12.933cm" svg:y1="5.435cm" svg:x2="12.933cm" svg:y2="7.371cm">
          <text:p/>
        </draw:line>
        <draw:frame presentation:style-name="pr3" draw:text-style-name="P7" draw:layer="layout" svg:width="0.748cm" svg:height="2.11cm" svg:x="11.93cm" svg:y="5.739cm">
          <draw:text-box>
            <text:p><text:span text:style-name="T4">.</text:span></text:p>
          </draw:text-box>
        </draw:frame>
        <draw:frame presentation:style-name="pr3" draw:text-style-name="P7" draw:layer="layout" svg:width="0.749cm" svg:height="2.11cm" svg:x="13.128cm" svg:y="5.74cm">
          <draw:text-box>
            <text:p><text:span text:style-name="T4">.</text:span></text:p>
          </draw:text-box>
        </draw:frame>
        <draw:frame presentation:style-name="pr3" draw:text-style-name="P7" draw:layer="layout" svg:width="0.749cm" svg:height="2.11cm" svg:x="14.251cm" svg:y="5.641cm">
          <draw:text-box>
            <text:p><text:span text:style-name="T4">.</text:span></text:p>
          </draw:text-box>
        </draw:frame>
        <draw:frame presentation:style-name="pr3" draw:text-style-name="P7" draw:layer="layout" svg:width="0.749cm" svg:height="2.11cm" svg:x="13.128cm" svg:y="7.689cm">
          <draw:text-box>
            <text:p><text:span text:style-name="T4">.</text:span></text:p>
          </draw:text-box>
        </draw:frame>
        <draw:frame presentation:style-name="pr3" draw:text-style-name="P7" draw:layer="layout" svg:width="0.75cm" svg:height="2.11cm" svg:x="10.731cm" svg:y="7.689cm">
          <draw:text-box>
            <text:p><text:span text:style-name="T4">.</text:span></text:p>
          </draw:text-box>
        </draw:frame>
        <draw:frame presentation:style-name="pr3" draw:text-style-name="P7" draw:layer="layout" svg:width="0.748cm" svg:height="2.11cm" svg:x="11.93cm" svg:y="7.69cm">
          <draw:text-box>
            <text:p><text:span text:style-name="T4">.</text:span></text:p>
          </draw:text-box>
        </draw:frame>
        <draw:line draw:style-name="gr11" draw:text-style-name="P6" draw:layer="layout" svg:x1="9.947cm" svg:y1="8.619cm" svg:x2="7.6cm" svg:y2="8.619cm">
          <text:p/>
        </draw:line>
        <draw:line draw:style-name="gr11" draw:text-style-name="P6" draw:layer="layout" svg:x1="12.343cm" svg:y1="8.843cm" svg:x2="6.4cm" svg:y2="8.843cm">
          <text:p/>
        </draw:line>
        <draw:line draw:style-name="gr11" draw:text-style-name="P6" draw:layer="layout" svg:x1="14.589cm" svg:y1="9.068cm" svg:x2="5.2cm" svg:y2="9.068cm">
          <text:p/>
        </draw:line>
        <draw:line draw:style-name="gr6" draw:text-style-name="P6" draw:layer="layout" svg:x1="9.947cm" svg:y1="8.544cm" svg:x2="9.947cm" svg:y2="8.619cm">
          <text:p/>
        </draw:line>
        <draw:line draw:style-name="gr6" draw:text-style-name="P6" draw:layer="layout" svg:x1="12.343cm" svg:y1="8.544cm" svg:x2="12.343cm" svg:y2="8.844cm">
          <text:p/>
        </draw:line>
        <draw:line draw:style-name="gr6" draw:text-style-name="P6" draw:layer="layout" svg:x1="14.589cm" svg:y1="8.544cm" svg:x2="14.589cm" svg:y2="9.068cm">
          <text:p/>
        </draw:line>
        <draw:line draw:style-name="gr11" draw:text-style-name="P6" draw:layer="layout" svg:x1="9.957cm" svg:y1="10.379cm" svg:x2="7.4cm" svg:y2="10.4cm">
          <text:p/>
        </draw:line>
        <draw:line draw:style-name="gr11" draw:text-style-name="P6" draw:layer="layout" svg:x1="12.353cm" svg:y1="10.603cm" svg:x2="6cm" svg:y2="10.643cm">
          <text:p/>
        </draw:line>
        <draw:line draw:style-name="gr11" draw:text-style-name="P6" draw:layer="layout" svg:x1="14.6cm" svg:y1="10.928cm" svg:x2="4.6cm" svg:y2="10.928cm">
          <text:p/>
        </draw:line>
        <draw:line draw:style-name="gr6" draw:text-style-name="P6" draw:layer="layout" svg:x1="9.957cm" svg:y1="10.266cm" svg:x2="9.957cm" svg:y2="10.378cm">
          <text:p/>
        </draw:line>
        <draw:line draw:style-name="gr6" draw:text-style-name="P6" draw:layer="layout" svg:x1="12.353cm" svg:y1="10.266cm" svg:x2="12.353cm" svg:y2="10.603cm">
          <text:p/>
        </draw:line>
        <draw:line draw:style-name="gr6" draw:text-style-name="P6" draw:layer="layout" svg:x1="14.599cm" svg:y1="10.266cm" svg:x2="14.6cm" svg:y2="10.928cm">
          <text:p/>
        </draw:line>
        <draw:line draw:style-name="gr11" draw:text-style-name="P6" draw:layer="layout" svg:x1="11.09cm" svg:y1="12.073cm" svg:x2="7.4cm" svg:y2="12.073cm">
          <text:p/>
        </draw:line>
        <draw:line draw:style-name="gr11" draw:text-style-name="P6" draw:layer="layout" svg:x1="13.486cm" svg:y1="12.298cm" svg:x2="5.8cm" svg:y2="12.298cm">
          <text:p/>
        </draw:line>
        <draw:line draw:style-name="gr6" draw:text-style-name="P6" draw:layer="layout" svg:x1="11.09cm" svg:y1="11.914cm" svg:x2="11.09cm" svg:y2="12.073cm">
          <text:p/>
        </draw:line>
        <draw:line draw:style-name="gr6" draw:text-style-name="P6" draw:layer="layout" svg:x1="13.486cm" svg:y1="11.914cm" svg:x2="13.486cm" svg:y2="12.298cm">
          <text:p/>
        </draw:line>
        <draw:frame presentation:style-name="pr4" draw:text-style-name="P8" draw:layer="layout" svg:width="1.011cm" svg:height="0.725cm" svg:x="7.951cm" svg:y="8.094cm">
          <draw:text-box>
            <text:p><text:span text:style-name="T5">s45</text:span></text:p>
          </draw:text-box>
        </draw:frame>
        <draw:frame presentation:style-name="pr2" draw:text-style-name="P8" draw:layer="layout" svg:width="1.012cm" svg:height="0.724cm" svg:x="6.776cm" svg:y="8.32cm">
          <draw:text-box>
            <text:p><text:span text:style-name="T5">s50</text:span></text:p>
          </draw:text-box>
        </draw:frame>
        <draw:frame presentation:style-name="pr2" draw:text-style-name="P5" draw:layer="layout" svg:width="1.01cm" svg:height="0.724cm" svg:x="5.579cm" svg:y="8.546cm">
          <draw:text-box>
            <text:p><text:span text:style-name="T5">s55</text:span></text:p>
          </draw:text-box>
        </draw:frame>
        <draw:frame presentation:style-name="pr2" draw:text-style-name="P5" draw:layer="layout" svg:width="1.011cm" svg:height="0.724cm" svg:x="7.851cm" svg:y="9.893cm">
          <draw:text-box>
            <text:p><text:span text:style-name="T5">s100</text:span></text:p>
          </draw:text-box>
        </draw:frame>
        <draw:frame presentation:style-name="pr2" draw:text-style-name="P8" draw:layer="layout" svg:width="1.011cm" svg:height="0.724cm" svg:x="6.502cm" svg:y="10.118cm">
          <draw:text-box>
            <text:p><text:span text:style-name="T5">s105</text:span></text:p>
          </draw:text-box>
        </draw:frame>
        <draw:frame presentation:style-name="pr2" draw:text-style-name="P8" draw:layer="layout" svg:width="1.011cm" svg:height="0.724cm" svg:x="5.079cm" svg:y="10.344cm">
          <draw:text-box>
            <text:p><text:span text:style-name="T5">s110</text:span></text:p>
          </draw:text-box>
        </draw:frame>
        <draw:frame presentation:style-name="pr2" draw:text-style-name="P8" draw:layer="layout" svg:width="1.011cm" svg:height="0.724cm" svg:x="7.851cm" svg:y="11.54cm">
          <draw:text-box>
            <text:p><text:span text:style-name="T5">s135</text:span></text:p>
          </draw:text-box>
        </draw:frame>
        <draw:frame presentation:style-name="pr2" draw:text-style-name="P8" draw:layer="layout" svg:width="1.011cm" svg:height="0.724cm" svg:x="6.427cm" svg:y="11.765cm">
          <draw:text-box>
            <text:p><text:span text:style-name="T5">s140</text:span></text:p>
          </draw:text-box>
        </draw:frame>
        <draw:frame presentation:style-name="pr5" draw:text-style-name="P4" draw:layer="layout" svg:width="0.749cm" svg:height="0.598cm" svg:x="18.249cm" svg:y="11.316cm">
          <draw:text-box>
            <text:p><text:span text:style-name="T2">8</text:span></text:p>
          </draw:text-box>
        </draw:frame>
        <draw:line draw:style-name="gr3" draw:text-style-name="P3" draw:layer="layout" svg:x1="18.025cm" svg:y1="11.615cm" svg:x2="18.325cm" svg:y2="11.615cm">
          <text:p/>
        </draw:line>
        <draw:frame presentation:style-name="pr6" draw:text-style-name="P5" draw:layer="layout" svg:width="1.562cm" svg:height="1.091cm" svg:x="15.563cm" svg:y="4.1cm">
          <draw:text-box>
            <text:p><text:span text:style-name="T3">rsttime</text:span></text:p>
          </draw:text-box>
        </draw:frame>
        <draw:line draw:style-name="gr4" draw:text-style-name="P3" draw:layer="layout" svg:x1="15.563cm" svg:y1="5.072cm" svg:x2="14.515cm" svg:y2="5.072cm">
          <text:p/>
        </draw:line>
        <draw:connector draw:style-name="gr11" draw:text-style-name="P6" draw:layer="layout" draw:line-skew="2.084cm -6.281cm -2.322cm" svg:x1="18.164cm" svg:y1="10.416cm" svg:x2="12.941cm" svg:y2="4.548cm" draw:start-shape="id1" draw:start-glue-point="2" draw:end-shape="id2" draw:end-glue-point="0" svg:d="M18164 10416v2584h-9302v-11300h4079v2848" svg:viewBox="0 0 9303 11301">
          <text:p/>
        </draw:connector>
        <draw:frame presentation:style-name="pr1" draw:text-style-name="P4" draw:layer="layout" svg:width="0.749cm" svg:height="0.599cm" svg:x="12.933cm" svg:y="3.5cm">
          <draw:text-box>
            <text:p><text:span text:style-name="T2">8</text:span></text:p>
          </draw:text-box>
        </draw:frame>
        <draw:line draw:style-name="gr3" draw:text-style-name="P3" draw:layer="layout" svg:x1="12.783cm" svg:y1="3.8cm" svg:x2="13.083cm" svg:y2="3.8cm">
          <text:p/>
        </draw:line>
        <draw:frame draw:style-name="gr5" draw:text-style-name="P3" draw:layer="layout" svg:width="6.28cm" svg:height="4.691cm" svg:x="21.8cm" svg:y="5cm">
          <draw:image xlink:href="Pictures/100002010000015C0000010469D92E61588DF740.png" xlink:type="simple" xlink:show="embed" xlink:actuate="onLoad">
            <text:p/>
          </draw:image>
        </draw:frame>
        <draw:custom-shape draw:style-name="gr12" draw:text-style-name="P1" draw:layer="layout" svg:width="0.219cm" svg:height="0.183cm" draw:transform="rotate (2.32931641971163) translate (11.388cm 5.12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3" draw:layer="layout" svg:x1="10.321cm" svg:y1="4.998cm" svg:x2="11.369cm" svg:y2="4.998cm">
          <text:p/>
        </draw:line>
        <draw:frame presentation:style-name="pr7" draw:text-style-name="P9" draw:layer="layout" svg:width="1.198cm" svg:height="0.723cm" svg:x="9.198cm" svg:y="4.575cm">
          <draw:text-box>
            <text:p><text:span text:style-name="T6">clock</text:span></text:p>
          </draw:text-box>
        </draw:frame>
        <draw:custom-shape draw:style-name="gr13" draw:text-style-name="P10" draw:layer="layout" svg:width="3.4cm" svg:height="0.8cm" svg:x="20cm" svg:y="1.7cm">
          <text:p text:style-name="P1"><text:span text:style-name="T7">0 <text:s text:c="2"/>1 <text:s text:c="2"/>2</text:span><text:span text:style-name="T2"> <text:s text:c="2"/>3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3" draw:layer="layout" svg:x1="21.4cm" svg:y1="3cm" svg:x2="21.8cm" svg:y2="3cm">
          <text:p/>
        </draw:line>
        <draw:frame presentation:style-name="pr8" draw:text-style-name="P11" draw:layer="layout" svg:width="0.8cm" svg:height="0.441cm" svg:x="20.3cm" svg:y="-0.041cm">
          <draw:text-box>
            <text:p><text:span text:style-name="T8">“</text:span><text:span text:style-name="T8">100”</text:span></text:p>
          </draw:text-box>
        </draw:frame>
        <draw:line draw:style-name="gr4" draw:text-style-name="P3" draw:layer="layout" svg:x1="19cm" svg:y1="2.1cm" svg:x2="20.3cm" svg:y2="2.1cm">
          <text:p/>
        </draw:line>
        <draw:line draw:style-name="gr3" draw:text-style-name="P3" draw:layer="layout" svg:x1="20.6cm" svg:y1="0.9cm" svg:x2="20.788cm" svg:y2="0.9cm">
          <text:p/>
        </draw:line>
        <draw:frame draw:style-name="gr14" draw:text-style-name="P12" draw:layer="layout" svg:width="0.739cm" svg:height="0.726cm" svg:x="20.561cm" svg:y="0.5cm">
          <draw:text-box>
            <text:p><text:span text:style-name="T9">3</text:span></text:p>
          </draw:text-box>
        </draw:frame>
        <draw:frame draw:style-name="gr14" draw:text-style-name="P12" draw:layer="layout" svg:width="0.739cm" svg:height="0.726cm" svg:x="21.541cm" svg:y="2.639cm">
          <draw:text-box>
            <text:p><text:span text:style-name="T9">3</text:span></text:p>
          </draw:text-box>
        </draw:frame>
        <draw:line draw:style-name="gr4" draw:text-style-name="P3" draw:layer="layout" svg:x1="20.7cm" svg:y1="0.4cm" svg:x2="20.688cm" svg:y2="1.6cm">
          <text:p/>
        </draw:line>
        <draw:line draw:style-name="gr4" draw:text-style-name="P3" draw:layer="layout" svg:x1="21.598cm" svg:y1="2.576cm" svg:x2="21.586cm" svg:y2="3.776cm">
          <text:p/>
        </draw:line>
        <draw:line draw:style-name="gr3" draw:text-style-name="P3" draw:layer="layout" svg:x1="21.291cm" svg:y1="0.888cm" svg:x2="21.479cm" svg:y2="0.888cm">
          <text:p/>
        </draw:line>
        <draw:frame draw:style-name="gr14" draw:text-style-name="P12" draw:layer="layout" svg:width="0.739cm" svg:height="0.726cm" svg:x="21.252cm" svg:y="0.488cm">
          <draw:text-box>
            <text:p><text:span text:style-name="T9">3</text:span></text:p>
          </draw:text-box>
        </draw:frame>
        <draw:line draw:style-name="gr4" draw:text-style-name="P3" draw:layer="layout" svg:x1="21.391cm" svg:y1="0.388cm" svg:x2="21.379cm" svg:y2="1.588cm">
          <text:p/>
        </draw:line>
        <draw:line draw:style-name="gr3" draw:text-style-name="P3" draw:layer="layout" svg:x1="21.991cm" svg:y1="0.888cm" svg:x2="22.179cm" svg:y2="0.888cm">
          <text:p/>
        </draw:line>
        <draw:frame draw:style-name="gr14" draw:text-style-name="P12" draw:layer="layout" svg:width="0.739cm" svg:height="0.726cm" svg:x="21.952cm" svg:y="0.488cm">
          <draw:text-box>
            <text:p><text:span text:style-name="T9">3</text:span></text:p>
          </draw:text-box>
        </draw:frame>
        <draw:line draw:style-name="gr4" draw:text-style-name="P3" draw:layer="layout" svg:x1="22.091cm" svg:y1="0.388cm" svg:x2="22.079cm" svg:y2="1.588cm">
          <text:p/>
        </draw:line>
        <draw:frame presentation:style-name="pr8" draw:text-style-name="P11" draw:layer="layout" svg:width="0.8cm" svg:height="0.441cm" svg:x="21cm" svg:y="-0.04cm">
          <draw:text-box>
            <text:p><text:span text:style-name="T8">“</text:span><text:span text:style-name="T8">010”</text:span></text:p>
          </draw:text-box>
        </draw:frame>
        <draw:frame presentation:style-name="pr8" draw:text-style-name="P11" draw:layer="layout" svg:width="0.8cm" svg:height="0.441cm" svg:x="21.7cm" svg:y="-0.04cm">
          <draw:text-box>
            <text:p><text:span text:style-name="T8">“</text:span><text:span text:style-name="T8">001”</text:span></text:p>
          </draw:text-box>
        </draw:frame>
        <draw:frame presentation:style-name="pr6" draw:text-style-name="P5" draw:layer="layout" svg:width="2.125cm" svg:height="1.091cm" svg:x="16.8cm" svg:y="1.501cm">
          <draw:text-box>
            <text:p><text:span text:style-name="T3">cMuxNS</text:span></text:p>
          </draw:text-box>
        </draw:frame>
        <draw:custom-shape draw:style-name="gr15" draw:text-style-name="P10" draw:layer="layout" svg:width="2.995cm" svg:height="0.749cm" svg:x="20cm" svg:y="3.751cm">
          <text:p text:style-name="P1"><text:span text:style-name="T2">NS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388cm" svg:y1="4.988cm" svg:x2="21.788cm" svg:y2="4.988cm">
          <text:p/>
        </draw:line>
        <draw:frame draw:style-name="gr14" draw:text-style-name="P12" draw:layer="layout" svg:width="0.739cm" svg:height="0.726cm" svg:x="21.529cm" svg:y="4.627cm">
          <draw:text-box>
            <text:p><text:span text:style-name="T9">3</text:span></text:p>
          </draw:text-box>
        </draw:frame>
        <draw:line draw:style-name="gr4" draw:text-style-name="P3" draw:layer="layout" svg:x1="21.586cm" svg:y1="4.564cm" svg:x2="21.574cm" svg:y2="5.764cm">
          <text:p/>
        </draw:line>
        <draw:line draw:style-name="gr4" draw:text-style-name="P3" draw:layer="layout" svg:x1="24.063cm" svg:y1="4.073cm" svg:x2="23.015cm" svg:y2="4.073cm">
          <text:p/>
        </draw:line>
        <draw:frame presentation:style-name="pr6" draw:text-style-name="P5" draw:layer="layout" svg:width="1.562cm" svg:height="1.091cm" svg:x="23.863cm" svg:y="3.501cm">
          <draw:text-box>
            <text:p><text:span text:style-name="T3">eNS</text:span></text:p>
          </draw:text-box>
        </draw:frame>
        <draw:custom-shape draw:style-name="gr12" draw:text-style-name="P1" draw:layer="layout" svg:width="0.223cm" svg:height="0.269cm" draw:transform="skewX (0.0148352986419518) rotate (2.45148946735124) translate (19.983cm 4.29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3" draw:layer="layout" svg:x1="18.935cm" svg:y1="4.099cm" svg:x2="19.983cm" svg:y2="4.099cm">
          <text:p/>
        </draw:line>
        <draw:frame presentation:style-name="pr7" draw:text-style-name="P9" draw:layer="layout" svg:width="1.198cm" svg:height="0.723cm" svg:x="17.812cm" svg:y="3.676cm">
          <draw:text-box>
            <text:p><text:span text:style-name="T6">clock</text:span></text:p>
          </draw:text-box>
        </draw:frame>
        <draw:custom-shape draw:style-name="gr13" draw:text-style-name="P10" draw:layer="layout" svg:width="3.4cm" svg:height="0.8cm" svg:x="21.975cm" svg:y="11.536cm">
          <text:p text:style-name="P1"><text:span text:style-name="T7">0 <text:s text:c="2"/>1 <text:s text:c="2"/>2</text:span><text:span text:style-name="T2"> <text:s text:c="2"/>3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3" draw:layer="layout" svg:x1="23.375cm" svg:y1="12.836cm" svg:x2="23.775cm" svg:y2="12.836cm">
          <text:p/>
        </draw:line>
        <draw:line draw:style-name="gr4" draw:text-style-name="P3" draw:layer="layout" svg:x1="20.975cm" svg:y1="11.936cm" svg:x2="22.275cm" svg:y2="11.936cm">
          <text:p/>
        </draw:line>
        <draw:line draw:style-name="gr3" draw:text-style-name="P3" draw:layer="layout" svg:x1="22.575cm" svg:y1="10.736cm" svg:x2="22.763cm" svg:y2="10.736cm">
          <text:p/>
        </draw:line>
        <draw:frame draw:style-name="gr14" draw:text-style-name="P12" draw:layer="layout" svg:width="0.739cm" svg:height="0.726cm" svg:x="22.536cm" svg:y="10.336cm">
          <draw:text-box>
            <text:p><text:span text:style-name="T9">3</text:span></text:p>
          </draw:text-box>
        </draw:frame>
        <draw:frame draw:style-name="gr14" draw:text-style-name="P12" draw:layer="layout" svg:width="0.739cm" svg:height="0.726cm" svg:x="23.516cm" svg:y="12.475cm">
          <draw:text-box>
            <text:p><text:span text:style-name="T9">3</text:span></text:p>
          </draw:text-box>
        </draw:frame>
        <draw:line draw:style-name="gr4" draw:text-style-name="P3" draw:layer="layout" svg:x1="23.573cm" svg:y1="12.412cm" svg:x2="23.561cm" svg:y2="13.612cm">
          <text:p/>
        </draw:line>
        <draw:line draw:style-name="gr3" draw:text-style-name="P3" draw:layer="layout" svg:x1="23.266cm" svg:y1="10.724cm" svg:x2="23.454cm" svg:y2="10.724cm">
          <text:p/>
        </draw:line>
        <draw:frame draw:style-name="gr14" draw:text-style-name="P12" draw:layer="layout" svg:width="0.739cm" svg:height="0.726cm" svg:x="23.227cm" svg:y="10.324cm">
          <draw:text-box>
            <text:p><text:span text:style-name="T9">3</text:span></text:p>
          </draw:text-box>
        </draw:frame>
        <draw:line draw:style-name="gr3" draw:text-style-name="P3" draw:layer="layout" svg:x1="23.966cm" svg:y1="10.724cm" svg:x2="24.154cm" svg:y2="10.724cm">
          <text:p/>
        </draw:line>
        <draw:frame draw:style-name="gr14" draw:text-style-name="P12" draw:layer="layout" svg:width="0.739cm" svg:height="0.726cm" svg:x="23.927cm" svg:y="10.324cm">
          <draw:text-box>
            <text:p><text:span text:style-name="T9">3</text:span></text:p>
          </draw:text-box>
        </draw:frame>
        <draw:frame presentation:style-name="pr6" draw:text-style-name="P5" draw:layer="layout" svg:width="2.125cm" svg:height="1.091cm" svg:x="18.998cm" svg:y="11.316cm">
          <draw:text-box>
            <text:p><text:span text:style-name="T3">cMuxEW</text:span></text:p>
          </draw:text-box>
        </draw:frame>
        <draw:custom-shape draw:style-name="gr15" draw:text-style-name="P10" draw:layer="layout" svg:width="2.995cm" svg:height="0.749cm" svg:x="21.975cm" svg:y="13.587cm">
          <text:p text:style-name="P1"><text:span text:style-name="T2">EW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3.363cm" svg:y1="14.824cm" svg:x2="23.763cm" svg:y2="14.824cm">
          <text:p/>
        </draw:line>
        <draw:frame draw:style-name="gr14" draw:text-style-name="P12" draw:layer="layout" svg:width="0.739cm" svg:height="0.726cm" svg:x="23.504cm" svg:y="14.463cm">
          <draw:text-box>
            <text:p><text:span text:style-name="T9">3</text:span></text:p>
          </draw:text-box>
        </draw:frame>
        <draw:line draw:style-name="gr4" draw:text-style-name="P3" draw:layer="layout" svg:x1="23.561cm" svg:y1="14.4cm" svg:x2="23.549cm" svg:y2="15.6cm">
          <text:p/>
        </draw:line>
        <draw:line draw:style-name="gr4" draw:text-style-name="P3" draw:layer="layout" svg:x1="26.038cm" svg:y1="13.909cm" svg:x2="24.99cm" svg:y2="13.909cm">
          <text:p/>
        </draw:line>
        <draw:frame presentation:style-name="pr6" draw:text-style-name="P5" draw:layer="layout" svg:width="1.562cm" svg:height="1.091cm" svg:x="25.838cm" svg:y="13.337cm">
          <draw:text-box>
            <text:p><text:span text:style-name="T3">eEW</text:span></text:p>
          </draw:text-box>
        </draw:frame>
        <draw:custom-shape draw:style-name="gr12" draw:text-style-name="P1" draw:layer="layout" svg:width="0.223cm" svg:height="0.269cm" draw:transform="skewX (0.0148352986419518) rotate (2.45148946735124) translate (21.958cm 14.12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4" draw:text-style-name="P3" draw:layer="layout" svg:x1="20.91cm" svg:y1="13.935cm" svg:x2="21.958cm" svg:y2="13.935cm">
          <text:p/>
        </draw:line>
        <draw:frame presentation:style-name="pr7" draw:text-style-name="P9" draw:layer="layout" svg:width="1.198cm" svg:height="0.723cm" svg:x="19.787cm" svg:y="13.512cm">
          <draw:text-box>
            <text:p><text:span text:style-name="T6">clock</text:span></text:p>
          </draw:text-box>
        </draw:frame>
        <draw:frame presentation:style-name="pr8" draw:text-style-name="P11" draw:layer="layout" svg:width="0.8cm" svg:height="0.441cm" svg:x="22.272cm" svg:y="9.86cm">
          <draw:text-box>
            <text:p><text:span text:style-name="T8">“</text:span><text:span text:style-name="T8">100”</text:span></text:p>
          </draw:text-box>
        </draw:frame>
        <draw:line draw:style-name="gr4" draw:text-style-name="P3" draw:layer="layout" svg:x1="22.672cm" svg:y1="10.301cm" svg:x2="22.66cm" svg:y2="11.501cm">
          <text:p/>
        </draw:line>
        <draw:line draw:style-name="gr4" draw:text-style-name="P3" draw:layer="layout" svg:x1="23.363cm" svg:y1="10.289cm" svg:x2="23.351cm" svg:y2="11.489cm">
          <text:p/>
        </draw:line>
        <draw:line draw:style-name="gr4" draw:text-style-name="P3" draw:layer="layout" svg:x1="24.063cm" svg:y1="10.289cm" svg:x2="24.051cm" svg:y2="11.489cm">
          <text:p/>
        </draw:line>
        <draw:frame presentation:style-name="pr8" draw:text-style-name="P11" draw:layer="layout" svg:width="0.8cm" svg:height="0.441cm" svg:x="22.972cm" svg:y="9.861cm">
          <draw:text-box>
            <text:p><text:span text:style-name="T8">“</text:span><text:span text:style-name="T8">010”</text:span></text:p>
          </draw:text-box>
        </draw:frame>
        <draw:frame presentation:style-name="pr8" draw:text-style-name="P11" draw:layer="layout" svg:width="0.8cm" svg:height="0.441cm" svg:x="23.672cm" svg:y="9.861cm">
          <draw:text-box>
            <text:p><text:span text:style-name="T8">“</text:span><text:span text:style-name="T8">001”</text:span></text:p>
          </draw:text-box>
        </draw:frame>
        <draw:custom-shape draw:style-name="gr16" draw:text-style-name="P10" xml:id="id3" draw:id="id3" draw:layer="layout" svg:width="3.145cm" svg:height="0.785cm" svg:x="0.01cm" svg:y="-0.378cm">
          <text:p text:style-name="P1"><text:span text:style-name="T2">ckt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4" draw:id="id4" draw:layer="layout" svg:width="2.995cm" svg:height="0.749cm" svg:x="0.084cm" svg:y="2.718cm">
          <text:p text:style-name="P1"><text:span text:style-name="T2">= 50.000.000?</text:span></text:p>
          <draw:enhanced-geometry svg:viewBox="0 0 21600 21600" draw:type="rectangle" draw:enhanced-path="M 0 0 L 21600 0 21600 21600 0 21600 0 0 Z N"/>
        </draw:custom-shape>
        <draw:frame presentation:style-name="pr6" draw:text-style-name="P5" draw:layer="layout" svg:width="1.647cm" svg:height="1.091cm" svg:x="-2.861cm" svg:y="-0.686cm">
          <draw:text-box>
            <text:p><text:span text:style-name="T3">ecktimer</text:span></text:p>
          </draw:text-box>
        </draw:frame>
        <draw:line draw:style-name="gr4" draw:text-style-name="P3" draw:layer="layout" svg:x1="-1.114cm" svg:y1="-0.154cm" svg:x2="-0.066cm" svg:y2="-0.154cm">
          <text:p/>
        </draw:line>
        <draw:line draw:style-name="gr3" draw:text-style-name="P3" draw:layer="layout" svg:x1="1.432cm" svg:y1="0.894cm" svg:x2="1.732cm" svg:y2="0.894cm">
          <text:p/>
        </draw:line>
        <draw:connector draw:style-name="gr11" draw:text-style-name="P6" draw:layer="layout" draw:type="line" svg:x1="1.582cm" svg:y1="0.407cm" svg:x2="1.581cm" svg:y2="2.718cm" draw:start-shape="id3" draw:start-glue-point="2" draw:end-shape="id4" draw:end-glue-point="0" svg:d="M1582 407l-1 2311" svg:viewBox="0 0 2 2312">
          <text:p/>
        </draw:connector>
        <draw:line draw:style-name="gr11" draw:text-style-name="P6" draw:layer="layout" svg:x1="0.085cm" svg:y1="3.167cm" svg:x2="-2.536cm" svg:y2="3.167cm">
          <text:p/>
        </draw:line>
        <draw:frame presentation:style-name="pr1" draw:text-style-name="P4" draw:layer="layout" svg:width="0.749cm" svg:height="0.599cm" svg:x="1.582cm" svg:y="0.595cm">
          <draw:text-box>
            <text:p><text:span text:style-name="T2">26</text:span></text:p>
          </draw:text-box>
        </draw:frame>
        <draw:frame presentation:style-name="pr6" draw:text-style-name="P5" draw:layer="layout" svg:width="2.447cm" svg:height="1.091cm" svg:x="-3.436cm" svg:y="-0.311cm">
          <draw:text-box>
            <text:p><text:span text:style-name="T3">rstcktimer</text:span></text:p>
          </draw:text-box>
        </draw:frame>
        <draw:line draw:style-name="gr4" draw:text-style-name="P3" draw:layer="layout" svg:x1="-1.114cm" svg:y1="0.221cm" svg:x2="-0.066cm" svg:y2="0.221cm">
          <text:p/>
        </draw:line>
        <draw:frame presentation:style-name="pr2" draw:text-style-name="P8" draw:layer="layout" svg:width="1.011cm" svg:height="0.724cm" svg:x="-1.788cm" svg:y="2.569cm">
          <draw:text-box>
            <text:p><text:span text:style-name="T5">s1</text:span></text:p>
          </draw:text-box>
        </draw:frame>
        <draw:frame draw:style-name="gr5" draw:text-style-name="P3" xml:id="id5" draw:id="id5" draw:layer="layout" svg:width="4.164cm" svg:height="1.871cm" svg:x="4.364cm" svg:y="3.314cm">
          <draw:image xlink:href="Pictures/100002010000015B0000009CDA87D1D6BA4E7518.png" xlink:type="simple" xlink:show="embed" xlink:actuate="onLoad">
            <text:p/>
          </draw:image>
        </draw:frame>
        <draw:line draw:style-name="gr4" draw:text-style-name="P3" draw:layer="layout" svg:x1="7.704cm" svg:y1="2.341cm" svg:x2="7.704cm" svg:y2="3.314cm">
          <text:p/>
        </draw:line>
        <draw:frame presentation:style-name="pr1" draw:text-style-name="P4" draw:layer="layout" svg:width="0.75cm" svg:height="0.599cm" svg:x="7.778cm" svg:y="2.341cm">
          <draw:text-box>
            <text:p><text:span text:style-name="T2">26</text:span></text:p>
          </draw:text-box>
        </draw:frame>
        <draw:frame presentation:style-name="pr1" draw:text-style-name="P4" draw:layer="layout" svg:width="0.749cm" svg:height="0.599cm" svg:x="7.404cm" svg:y="1.817cm">
          <draw:text-box>
            <text:p><text:span text:style-name="T2">“</text:span><text:span text:style-name="T2">1”</text:span></text:p>
          </draw:text-box>
        </draw:frame>
        <draw:line draw:style-name="gr3" draw:text-style-name="P3" draw:layer="layout" svg:x1="7.554cm" svg:y1="2.641cm" svg:x2="7.854cm" svg:y2="2.641cm">
          <text:p/>
        </draw:line>
        <draw:line draw:style-name="gr6" draw:text-style-name="P6" draw:layer="layout" svg:x1="1.582cm" svg:y1="1.714cm" svg:x2="5.264cm" svg:y2="1.714cm">
          <text:p/>
        </draw:line>
        <draw:line draw:style-name="gr11" draw:text-style-name="P6" draw:layer="layout" svg:x1="5.264cm" svg:y1="1.714cm" svg:x2="5.264cm" svg:y2="3.314cm">
          <text:p/>
        </draw:line>
        <draw:connector draw:style-name="gr11" draw:text-style-name="P6" draw:layer="layout" draw:line-skew="0.829cm -7.408cm -0.782cm" svg:x1="6.446cm" svg:y1="5.185cm" svg:x2="1.582cm" svg:y2="-0.378cm" draw:start-shape="id5" draw:start-glue-point="2" draw:end-shape="id3" draw:end-glue-point="0" svg:d="M6446 5185v1329h-10082v-8200h5218v1308" svg:viewBox="0 0 10083 8201">
          <text:p/>
        </draw:connector>
        <draw:frame presentation:style-name="pr1" draw:text-style-name="P4" draw:layer="layout" svg:width="0.75cm" svg:height="0.599cm" svg:x="6.566cm" svg:y="5.242cm">
          <draw:text-box>
            <text:p><text:span text:style-name="T2">26</text:span></text:p>
          </draw:text-box>
        </draw:frame>
        <draw:line draw:style-name="gr3" draw:text-style-name="P3" draw:layer="layout" svg:x1="6.342cm" svg:y1="5.542cm" svg:x2="6.642cm" svg:y2="5.542cm">
          <text:p/>
        </draw:line>
        <presentation:notes draw:style-name="dp2">
          <draw:page-thumbnail draw:style-name="gr17" draw:layer="layout" svg:width="17cm" svg:height="9.56cm" svg:x="2cm" svg:y="2.5cm" draw:page-number="1" presentation:class="page"/>
          <draw:frame presentation:style-name="pr9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" draw:style="linear" draw:start-color="#ffffff" draw:end-color="#ffffff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solid" draw:fill-color="#ffffff"/>
      <style:text-properties style:letter-kerning="true"/>
    </style:style>
    <style:style style:name="DNA-backgroundobjects" style:family="presentation">
      <style:graphic-properties draw:stroke="none" draw:fill="solid" draw:fill-color="#ffffff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2H4M31S</meta:editing-duration>
    <meta:editing-cycles>30</meta:editing-cycles>
    <meta:generator>LibreOffice/6.0.6.2$Linux_X86_64 LibreOffice_project/00m0$Build-2</meta:generator>
    <dc:title>DNA</dc:title>
    <dc:date>2018-10-09T20:18:28.846447490</dc:date>
    <meta:document-statistic meta:object-count="174"/>
  </office:meta>
</office:document-meta>
</file>